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0ccf6d" style:font-name-asian="Symbol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0ccf6d" style:font-name-asian="Symbol" style:font-size-asian="12pt" style:font-size-complex="12pt"/>
    </style:style>
    <style:style style:name="P3" style:family="paragraph" style:parent-style-name="Standard">
      <style:text-properties fo:font-size="12pt" officeooo:paragraph-rsid="000ccf6d" style:font-name-asian="Symbol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ccf6d" officeooo:paragraph-rsid="000ccf6d" style:font-name-asian="Symbol" style:font-size-asian="12pt" style:font-size-complex="12pt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color="#000000" fo:font-size="12pt" officeooo:paragraph-rsid="000ccf6d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/>
      <style:text-properties fo:color="#000000" fo:font-size="12pt" officeooo:paragraph-rsid="000ccf6d" style:font-name-asian="Symbol" style:font-size-asian="12pt" style:language-asian="ar" style:country-asian="SA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paragraph-rsid="000ccf6d" style:font-name-asian="Symbol"/>
    </style:style>
    <style:style style:name="P8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fo:font-weight="bold" officeooo:paragraph-rsid="000ccf6d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officeooo:paragraph-rsid="000ccf6d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fo:font-size="12pt" officeooo:paragraph-rsid="000ccf6d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officeooo:paragraph-rsid="000ccf6d" style:font-name-asian="Symbol"/>
    </style:style>
    <style:style style:name="P12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fo:font-size="12pt" officeooo:paragraph-rsid="000ccf6d" style:font-name-asian="Symbol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cf6d" style:font-size-asian="12pt" style:font-size-complex="12pt"/>
    </style:style>
    <style:style style:name="T4" style:family="text">
      <style:text-properties fo:font-size="12pt" officeooo:rsid="000ea6aa" style:font-size-asian="12pt" style:font-size-complex="12pt"/>
    </style:style>
    <style:style style:name="T5" style:family="text">
      <style:text-properties officeooo:rsid="000ccf6d"/>
    </style:style>
    <style:style style:name="T6" style:family="text">
      <style:text-properties style:font-name="Liberation Serif1" officeooo:rsid="000ccf6d"/>
    </style:style>
    <style:style style:name="T7" style:family="text">
      <style:text-properties style:font-name="Liberation Serif" officeooo:rsid="000cc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ОБРАЗОВАНИЯ И НАУКИ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10">«ТОМСКИЙ ГОСУДАРСТВЕННЫЙ УНИВЕРСИТЕТ СИСТЕМ УПРАВЛЕНИЯ </text:p>
      <text:p text:style-name="P10">И РАДИОЭЛЕКТРОНИКИ» (ТУСУР)</text:p>
      <text:p text:style-name="P9"/>
      <text:p text:style-name="P6"/>
      <text:p text:style-name="P1">Кафедра комплексной информационной безопасности</text:p>
      <text:p text:style-name="P1">электронно-вычислительных систем (КИБЭВС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Определение авторства исходного кода</text:p>
      <text:p text:style-name="P1"/>
      <text:p text:style-name="P1">ОТЧЕТ</text:p>
      <text:p text:style-name="P1">по преддипломной практик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tab/><text:tab/><text:tab/><text:tab/><text:tab/><text:tab/><text:tab/>Студент гр. <text:span text:style-name="T5">722</text:span></text:p>
      <text:p text:style-name="P11"><text:span text:style-name="T2"><text:tab/><text:tab/><text:tab/><text:tab/><text:tab/><text:tab/><text:tab/><text:tab/>__________ </text:span><text:span text:style-name="T3">М</text:span><text:span text:style-name="T2">.</text:span><text:span text:style-name="T3">В</text:span><text:span text:style-name="T2">. </text:span><text:span text:style-name="T3">Мейта</text:span></text:p>
      <text:p text:style-name="P12"><text:tab/><text:tab/><text:tab/><text:tab/><text:tab/><text:tab/><text:tab/><text:tab/><text:span text:style-name="T6">«___»_________ 2017 г.</text:span></text:p>
      <text:p text:style-name="P2"/>
      <text:p text:style-name="P2"/>
      <text:p text:style-name="P2"/>
      <text:p text:style-name="P2"/>
      <text:p text:style-name="P2"><text:tab/>СОГЛАСОВАНО</text:p>
      <text:p text:style-name="P2">Руководитель практики</text:p>
      <text:p text:style-name="P7"><text:span text:style-name="T2">от предприятия<text:tab/><text:tab/><text:tab/><text:tab/><text:tab/><text:tab/>Руководитель практики</text:span></text:p>
      <text:p text:style-name="P7"><text:span text:style-name="T3">к.т.н, доцент кафедры КИБЭВС</text:span><text:span text:style-name="T2"><text:tab/><text:tab/><text:tab/><text:tab/></text:span><text:span text:style-name="T4">к.т.н., доцент кафедры БИС</text:span></text:p>
      <text:p text:style-name="P7"><text:span text:style-name="T2">__________ </text:span><text:span text:style-name="T3">Е</text:span><text:span text:style-name="T2">.</text:span><text:span text:style-name="T3">М</text:span><text:span text:style-name="T2">. </text:span><text:span text:style-name="T3">Давыдова</text:span><text:span text:style-name="T2"><text:tab/><text:tab/><text:tab/><text:tab/><text:tab/>__________ </text:span><text:span text:style-name="T4">А</text:span><text:span text:style-name="T2">.</text:span><text:span text:style-name="T4">С</text:span><text:span text:style-name="T2">. </text:span><text:span text:style-name="T4">Романов</text:span></text:p>
      <text:p text:style-name="P2"><text:span text:style-name="T6">«___»_________ 2017 г.</text:span><text:tab/><text:tab/><text:tab/><text:tab/><text:tab/><text:span text:style-name="T6">«___»_________ 2017 г.</text:span></text:p>
      <text:p text:style-name="P2">Оценка отчета _________</text:p>
      <text:p text:style-name="P12"/>
      <text:p text:style-name="P12"/>
      <text:p text:style-name="P12"/>
      <text:p text:style-name="P12"/>
      <text:p text:style-name="P12"/>
      <text:p text:style-name="P12"/>
      <text:p text:style-name="P1">20<text:span text:style-name="T5">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6:55:29.991547898</dc:date>
    <meta:editing-duration>PT4M34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20" meta:word-count="76" meta:character-count="715" meta:non-whitespace-character-count="617"/>
  </office:meta>
</office:document-meta>
</file>